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B0F32F981C.png" manifest:media-type="image/png"/>
  <manifest:file-entry manifest:full-path="Pictures/1000020100000780000004B0AB2F8922.png" manifest:media-type="image/png"/>
  <manifest:file-entry manifest:full-path="Pictures/1000020100000780000004B0DF91597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94cm, 27.898cm, 22.797cm, 18.224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7.998cm, 38.173cm, 0.685cm, -0.069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6.71cm, 14.885cm, 8.73cm, 23.06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112cm" svg:height="9.779cm" svg:x="1.762cm" svg:y="1.762cm">
          <draw:image xlink:href="Pictures/1000020100000780000004B0DF915978.png" xlink:type="simple" xlink:show="embed" xlink:actuate="onLoad">
            <text:p/>
          </draw:image>
        </draw:frame>
        <draw:frame draw:style-name="gr2" draw:text-style-name="P1" draw:layer="layout" svg:width="20.7cm" svg:height="5.206cm" svg:x="1.636cm" svg:y="13.192cm">
          <draw:image xlink:href="Pictures/1000020100000780000004B0AB2F8922.png" xlink:type="simple" xlink:show="embed" xlink:actuate="onLoad">
            <text:p/>
          </draw:image>
        </draw:frame>
        <draw:frame draw:style-name="gr3" draw:text-style-name="P1" draw:layer="layout" svg:width="15.875cm" svg:height="11.557cm" svg:x="10.398cm" svg:y="1.254cm">
          <draw:image xlink:href="Pictures/1000020100000780000004B0F32F981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Raynaud</meta:initial-creator>
    <meta:creation-date>2018-06-04T15:58:32.319000202</meta:creation-date>
    <dc:date>2018-06-05T14:47:20.084978665</dc:date>
    <dc:creator>Paul Raynaud</dc:creator>
    <meta:editing-duration>PT15M51S</meta:editing-duration>
    <meta:editing-cycles>4</meta:editing-cycles>
    <meta:generator>LibreOffice/4.3.3.2$Linux_X86_64 LibreOffice_project/430m0$Build-2</meta:generator>
    <meta:document-statistic meta:object-count="3"/>
  </office:meta>
</office:document-meta>
</file>